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89cm" fo:margin-left="0cm" fo:margin-top="0cm" fo:margin-bottom="0cm" table:align="left" style:writing-mode="lr-tb"/>
    </style:style>
    <style:style style:name="Table1.A" style:family="table-column">
      <style:table-column-properties style:column-width="13.841cm"/>
    </style:style>
    <style:style style:name="Table1.B" style:family="table-column">
      <style:table-column-properties style:column-width="1.74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a" fo:border-bottom="0.5pt solid #00000a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A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P1" style:family="paragraph" style:parent-style-name="No_20_Spacing">
      <style:paragraph-properties fo:margin-top="0.141cm" fo:margin-bottom="0cm" style:contextual-spacing="false" fo:text-align="center" style:justify-single-word="false"/>
      <style:text-properties style:font-name="Calibri" fo:font-size="10pt" fo:language="en" fo:country="CA" style:font-size-asian="10pt" style:font-name-complex="Calibri1" style:font-size-complex="10pt"/>
    </style:style>
    <style:style style:name="P2" style:family="paragraph" style:parent-style-name="No_20_Spacing">
      <style:text-properties fo:language="en" fo:country="CA" officeooo:paragraph-rsid="001f2776"/>
    </style:style>
    <style:style style:name="P3" style:family="paragraph" style:parent-style-name="No_20_Spacing">
      <style:text-properties officeooo:paragraph-rsid="001f2776"/>
    </style:style>
    <style:style style:name="P4" style:family="paragraph" style:parent-style-name="No_20_Spacing">
      <style:text-properties style:font-name="Calibri" fo:language="en" fo:country="CA" officeooo:paragraph-rsid="001f2776" style:font-name-complex="Calibri1"/>
    </style:style>
    <style:style style:name="P5" style:family="paragraph" style:parent-style-name="No_20_Spacing">
      <style:text-properties style:font-name="Calibri" fo:font-size="10pt" fo:language="en" fo:country="CA" style:font-size-asian="10pt" style:font-name-complex="Calibri1" style:font-size-complex="10pt"/>
    </style:style>
    <style:style style:name="P6" style:family="paragraph" style:parent-style-name="No_20_Spacing">
      <style:paragraph-properties fo:text-align="center" style:justify-single-word="false"/>
      <style:text-properties style:font-name="Calibri" fo:font-size="10pt" fo:language="en" fo:country="CA" style:font-size-asian="10pt" style:font-name-complex="Calibri1" style:font-size-complex="10pt"/>
    </style:style>
    <style:style style:name="P7" style:family="paragraph" style:parent-style-name="No_20_Spacing">
      <style:paragraph-properties fo:text-align="center" style:justify-single-word="false"/>
      <style:text-properties style:font-name="Calibri" fo:font-size="10pt" fo:language="en" fo:country="CA" officeooo:paragraph-rsid="0010be99" style:font-size-asian="10pt" style:font-name-complex="Calibri1" style:font-size-complex="10pt"/>
    </style:style>
    <style:style style:name="P8" style:family="paragraph" style:parent-style-name="No_20_Spacing">
      <style:paragraph-properties fo:text-align="center" style:justify-single-word="false"/>
      <style:text-properties style:font-name="Calibri" fo:font-size="10pt" fo:language="en" fo:country="CA" officeooo:rsid="0010be99" officeooo:paragraph-rsid="0010be99" style:font-size-asian="10pt" style:font-name-complex="Calibri1" style:font-size-complex="10pt"/>
    </style:style>
    <style:style style:name="P9" style:family="paragraph" style:parent-style-name="No_20_Spacing">
      <style:paragraph-properties fo:text-align="center" style:justify-single-word="false"/>
      <style:text-properties style:font-name="Calibri" fo:font-size="10pt" fo:language="en" fo:country="CA" officeooo:rsid="001f6da8" officeooo:paragraph-rsid="001f6da8" style:font-size-asian="10pt" style:font-name-complex="Calibri1" style:font-size-complex="10pt"/>
    </style:style>
    <style:style style:name="P10" style:family="paragraph" style:parent-style-name="No_20_Spacing">
      <style:paragraph-properties fo:margin-top="0.212cm" fo:margin-bottom="0cm" style:contextual-spacing="false"/>
      <style:text-properties style:font-name="Calibri" fo:language="en" fo:country="CA" officeooo:paragraph-rsid="001f2776" style:font-name-complex="Calibri1"/>
    </style:style>
    <style:style style:name="P11" style:family="paragraph" style:parent-style-name="No_20_Spacing">
      <style:paragraph-properties fo:margin-left="0.635cm" fo:margin-right="0cm" fo:text-indent="0cm" style:auto-text-indent="false"/>
      <style:text-properties fo:language="en" fo:country="CA" officeooo:paragraph-rsid="001f2776"/>
    </style:style>
    <style:style style:name="P12" style:family="paragraph" style:parent-style-name="No_20_Spacing">
      <style:paragraph-properties fo:margin-top="0cm" fo:margin-bottom="0.106cm" style:contextual-spacing="false"/>
    </style:style>
    <style:style style:name="P13" style:family="paragraph" style:parent-style-name="Header">
      <style:paragraph-properties fo:padding="0cm" fo:border="none"/>
      <style:text-properties officeooo:rsid="000e1a5a" officeooo:paragraph-rsid="001f2776"/>
    </style:style>
    <style:style style:name="P14" style:family="paragraph" style:parent-style-name="Standard">
      <style:paragraph-properties fo:margin-top="0.141cm" fo:margin-bottom="0cm" style:contextual-spacing="false"/>
      <style:text-properties style:font-name="Calibri" fo:font-size="10pt" fo:language="en" fo:country="CA" fo:font-weight="bold" style:font-size-asian="10pt" style:font-weight-asian="bold" style:font-name-complex="Calibri1" style:font-size-complex="10pt"/>
    </style:style>
    <style:style style:name="P15" style:family="paragraph" style:parent-style-name="Standard">
      <style:text-properties style:font-name="Calibri" fo:font-size="10pt" fo:language="en" fo:country="CA" style:font-size-asian="10pt" style:font-name-complex="Calibri1" style:font-size-complex="10pt"/>
    </style:style>
    <style:style style:name="P16" style:family="paragraph" style:parent-style-name="No_20_Spacing">
      <style:paragraph-properties fo:break-before="page"/>
      <style:text-properties fo:font-size="16pt" fo:language="en" fo:country="CA" fo:font-weight="bold" officeooo:paragraph-rsid="001f2776" style:font-size-asian="16pt" style:font-weight-asian="bold" style:font-size-complex="16pt"/>
    </style:style>
    <style:style style:name="P17" style:family="paragraph" style:parent-style-name="No_20_Spacing">
      <style:text-properties fo:language="en" fo:country="CA" officeooo:paragraph-rsid="001f2776"/>
    </style:style>
    <style:style style:name="P18" style:family="paragraph" style:parent-style-name="No_20_Spacing" style:list-style-name="WWNum20">
      <style:text-properties fo:language="en" fo:country="CA" fo:font-weight="bold" officeooo:paragraph-rsid="001f2776" style:font-weight-asian="bold"/>
    </style:style>
    <style:style style:name="P19" style:family="paragraph" style:parent-style-name="No_20_Spacing">
      <style:text-properties style:font-name="Calibri" fo:font-size="10pt" fo:language="en" fo:country="CA" style:font-size-asian="10pt" style:font-name-complex="Calibri1" style:font-size-complex="10pt"/>
    </style:style>
    <style:style style:name="P20" style:family="paragraph" style:parent-style-name="No_20_Spacing">
      <style:paragraph-properties fo:text-align="center" style:justify-single-word="false"/>
      <style:text-properties style:font-name="Calibri" fo:font-size="10pt" fo:language="en" fo:country="CA" style:font-size-asian="10pt" style:font-name-complex="Calibri1" style:font-size-complex="10pt"/>
    </style:style>
    <style:style style:name="P21" style:family="paragraph" style:parent-style-name="No_20_Spacing">
      <style:paragraph-properties fo:text-align="center" style:justify-single-word="false"/>
      <style:text-properties style:font-name="Calibri" fo:font-size="10pt" fo:language="en" fo:country="CA" officeooo:rsid="001fe017" officeooo:paragraph-rsid="001fe017" style:font-size-asian="10pt" style:font-name-complex="Calibri1" style:font-size-complex="10pt"/>
    </style:style>
    <style:style style:name="P22" style:family="paragraph" style:parent-style-name="No_20_Spacing">
      <style:paragraph-properties fo:text-align="center" style:justify-single-word="false"/>
      <style:text-properties style:font-name="Calibri" fo:font-size="10pt" fo:language="en" fo:country="CA" officeooo:rsid="00215167" officeooo:paragraph-rsid="00215167" style:font-size-asian="10pt" style:font-name-complex="Calibri1" style:font-size-complex="10pt"/>
    </style:style>
    <style:style style:name="P23" style:family="paragraph" style:parent-style-name="No_20_Spacing" style:list-style-name="WWNum22">
      <style:text-properties fo:language="en" fo:country="US" officeooo:paragraph-rsid="001f2776"/>
    </style:style>
    <style:style style:name="P24" style:family="paragraph" style:parent-style-name="No_20_Spacing" style:list-style-name="WWNum22">
      <style:text-properties fo:language="en" fo:country="US" officeooo:rsid="0010be99" officeooo:paragraph-rsid="001f2776"/>
    </style:style>
    <style:style style:name="P25" style:family="paragraph" style:parent-style-name="No_20_Spacing" style:list-style-name="WWNum22">
      <style:text-properties fo:language="en" fo:country="US" officeooo:rsid="00215167" officeooo:paragraph-rsid="00215167"/>
    </style:style>
    <style:style style:name="P26" style:family="paragraph" style:parent-style-name="No_20_Spacing">
      <style:paragraph-properties fo:margin-top="0.141cm" fo:margin-bottom="0cm" style:contextual-spacing="false"/>
      <style:text-properties style:font-name="Calibri" fo:font-size="10pt" fo:language="en" fo:country="CA" fo:font-weight="bold" style:font-size-asian="10pt" style:font-weight-asian="bold" style:font-name-complex="Calibri1" style:font-size-complex="10pt"/>
    </style:style>
    <style:style style:name="P27" style:family="paragraph" style:parent-style-name="No_20_Spacing">
      <style:paragraph-properties fo:margin-top="0cm" fo:margin-bottom="0.106cm" style:contextual-spacing="false"/>
      <style:text-properties style:font-name="Calibri" fo:font-size="10pt" fo:language="en" fo:country="CA" style:font-size-asian="10pt" style:font-name-complex="Calibri1" style:font-size-complex="10pt"/>
    </style:style>
    <style:style style:name="P28" style:family="paragraph" style:parent-style-name="Header">
      <style:paragraph-properties fo:padding="0cm" fo:border="none"/>
      <style:text-properties officeooo:rsid="001f6da8" officeooo:paragraph-rsid="001f6da8"/>
    </style:style>
    <style:style style:name="P29" style:family="paragraph" style:parent-style-name="Header">
      <style:paragraph-properties fo:padding="0cm" fo:border="none"/>
      <style:text-properties officeooo:rsid="001f6da8" officeooo:paragraph-rsid="00218f29"/>
    </style:style>
    <style:style style:name="P30" style:family="paragraph" style:parent-style-name="Header">
      <style:paragraph-properties fo:padding="0cm" fo:border="none"/>
      <style:text-properties officeooo:rsid="000e1a5a" officeooo:paragraph-rsid="001f2776"/>
    </style:style>
    <style:style style:name="P31" style:family="paragraph" style:parent-style-name="Header">
      <style:paragraph-properties fo:padding="0cm" fo:border="none"/>
      <style:text-properties officeooo:rsid="000e1a5a" officeooo:paragraph-rsid="00218f29"/>
    </style:style>
    <style:style style:name="P32" style:family="paragraph" style:parent-style-name="Header">
      <style:paragraph-properties fo:padding="0cm" fo:border="none"/>
      <style:text-properties officeooo:rsid="00215167" officeooo:paragraph-rsid="00215167"/>
    </style:style>
    <style:style style:name="P33" style:family="paragraph" style:parent-style-name="Header">
      <style:paragraph-properties fo:padding="0cm" fo:border="none"/>
      <style:text-properties officeooo:rsid="00215167" officeooo:paragraph-rsid="00218f29"/>
    </style:style>
    <style:style style:name="P34" style:family="paragraph" style:parent-style-name="Header">
      <style:paragraph-properties fo:margin-left="0.635cm" fo:margin-right="0cm" fo:text-indent="0cm" style:auto-text-indent="false" fo:padding="0cm" fo:border="none"/>
      <style:text-properties fo:language="en" fo:country="CA" officeooo:rsid="000e1a5a" officeooo:paragraph-rsid="00218f29"/>
    </style:style>
    <style:style style:name="P35" style:family="paragraph" style:parent-style-name="Header">
      <style:paragraph-properties fo:margin-left="0cm" fo:margin-right="0cm" fo:text-indent="0cm" style:auto-text-indent="false" fo:padding="0cm" fo:border="none"/>
      <style:text-properties fo:language="en" fo:country="CA" officeooo:rsid="000e1a5a" officeooo:paragraph-rsid="00218f29"/>
    </style:style>
    <style:style style:name="T1" style:family="text">
      <style:text-properties fo:language="en" fo:country="CA" fo:font-weight="bold" style:font-weight-asian="bold" style:font-weight-complex="bold"/>
    </style:style>
    <style:style style:name="T2" style:family="text">
      <style:text-properties fo:language="en" fo:country="CA" fo:font-weight="bold" officeooo:rsid="001f6da8" style:font-weight-asian="bold" style:font-weight-complex="bold"/>
    </style:style>
    <style:style style:name="T3" style:family="text">
      <style:text-properties style:font-name="Calibri" fo:font-size="10pt" fo:language="en" fo:country="CA" style:font-size-asian="10pt" style:font-name-complex="Calibri1" style:font-size-complex="10pt"/>
    </style:style>
    <style:style style:name="T4" style:family="text">
      <style:text-properties style:font-name="Calibri" fo:font-size="10pt" fo:language="en" fo:country="US" style:font-size-asian="10pt" style:font-name-complex="Calibri1" style:font-size-complex="10pt"/>
    </style:style>
    <style:style style:name="T5" style:family="text">
      <style:text-properties officeooo:rsid="001f6da8"/>
    </style:style>
    <style:style style:name="T6" style:family="text">
      <style:text-properties officeooo:rsid="00215167"/>
    </style:style>
    <style:style style:name="T7" style:family="text">
      <style:text-properties officeooo:rsid="00218f29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valuation of a research proposal</text:p>
      <text:p text:style-name="P2"/>
      <text:p text:style-name="P3"><text:span text:style-name="T1">Title of proposal: </text:span><text:span text:style-name="T2">Simultaneus two-photon imaging of cerebral oxygenation and capillary blod flo in atherosclerotic (ATX) mice module</text:span></text:p>
      <text:p text:style-name="P2"/>
      <text:p text:style-name="P2">Author: <text:s/><text:span text:style-name="T6">Xuecong </text:span></text:p>
      <text:p text:style-name="P2"/>
      <text:list xml:id="list8774852863865127106" text:style-name="WWNum20">
        <text:list-item>
          <text:p text:style-name="P18">Content (answer each questions using a 1‐5 scale, with 5 being the highest score)</text:p>
        </text:list-item>
      </text:list>
      <text:p text:style-name="P10"/>
      <text:p text:style-name="P4"><draw:frame draw:style-name="fr1" draw:name="Frame2" text:anchor-type="paragraph" svg:y="0.002cm" svg:width="15.589cm" draw:z-index="0"><draw:text-box fo:min-height="0.041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5"/></table:table-cell><table:table-cell table:style-name="Table1.A1" office:value-type="string"><text:p text:style-name="P6">Score</text:p></table:table-cell></table:table-row><table:table-row table:style-name="Table1.1"><table:table-cell table:style-name="Table1.A2" office:value-type="string"><text:p text:style-name="P26">1. Title</text:p></table:table-cell><table:table-cell table:style-name="Table1.A2" office:value-type="string"><text:p text:style-name="P1"/></table:table-cell></table:table-row><table:table-row table:style-name="Table1.1"><table:table-cell table:style-name="Table1.A3" office:value-type="string"><text:p text:style-name="P5">The title is clear and concise</text:p></table:table-cell><table:table-cell table:style-name="Table1.A3" office:value-type="string"><text:p text:style-name="P9">8*</text:p></table:table-cell></table:table-row><table:table-row table:style-name="Table1.1"><table:table-cell table:style-name="Table1.A4" office:value-type="string"><text:p text:style-name="P27">The title reveals the originality of the research</text:p></table:table-cell><table:table-cell table:style-name="Table1.A4" office:value-type="string"><text:p text:style-name="P22">9</text:p></table:table-cell></table:table-row><table:table-row table:style-name="Table1.1"><table:table-cell table:style-name="Table1.A2" office:value-type="string"><text:p text:style-name="P26">2. Trigger</text:p></table:table-cell><table:table-cell table:style-name="Table1.A2" office:value-type="string"><text:p text:style-name="P6"/></table:table-cell></table:table-row><table:table-row table:style-name="Table1.1"><table:table-cell table:style-name="Table1.A4" office:value-type="string"><text:p text:style-name="P27">The motivation of the project is clearly explained</text:p></table:table-cell><table:table-cell table:style-name="Table1.A4" office:value-type="string"><text:p text:style-name="P22">10</text:p></table:table-cell></table:table-row><table:table-row table:style-name="Table1.1"><table:table-cell table:style-name="Table1.A2" office:value-type="string"><text:p text:style-name="P26">3. Frontier of knowledge</text:p></table:table-cell><table:table-cell table:style-name="Table1.A2" office:value-type="string"><text:p text:style-name="P6"/></table:table-cell></table:table-row><table:table-row table:style-name="Table1.1"><table:table-cell table:style-name="Table1.A3" office:value-type="string"><text:p text:style-name="P5">The literature review is sufficiently detailed and clear to situate the project</text:p></table:table-cell><table:table-cell table:style-name="Table1.A3" office:value-type="string"><text:p text:style-name="P8">7</text:p></table:table-cell></table:table-row><table:table-row table:style-name="Table1.1"><table:table-cell table:style-name="Table1.A3" office:value-type="string"><text:p text:style-name="P5">The literature review shows that the writer is thoroughly familiar with his field of research</text:p></table:table-cell><table:table-cell table:style-name="Table1.A3" office:value-type="string"><text:p text:style-name="P22">9</text:p></table:table-cell></table:table-row><table:table-row table:style-name="Table1.1"><table:table-cell table:style-name="Table1.A4" office:value-type="string"><text:p text:style-name="P27">The literature review is a true synthesis, not just a compilation</text:p></table:table-cell><table:table-cell table:style-name="Table1.A4" office:value-type="string"><text:p text:style-name="P8">8</text:p></table:table-cell></table:table-row><table:table-row table:style-name="Table1.1"><table:table-cell table:style-name="Table1.A2" office:value-type="string"><text:p text:style-name="P26">4. Question/hypothesis/objective</text:p></table:table-cell><table:table-cell table:style-name="Table1.A2" office:value-type="string"><text:p text:style-name="P6"/></table:table-cell></table:table-row><table:table-row table:style-name="Table1.1"><table:table-cell table:style-name="Table1.A4" office:value-type="string"><text:p text:style-name="P27">The question/hypothesis/objective is clearly and adequately formulated</text:p></table:table-cell><table:table-cell table:style-name="Table1.A4" office:value-type="string"><text:p text:style-name="P22">9</text:p></table:table-cell></table:table-row><table:table-row table:style-name="Table1.1"><table:table-cell table:style-name="Table1.A2" office:value-type="string"><text:p text:style-name="P14">5. Strategy</text:p></table:table-cell><table:table-cell table:style-name="Table1.A2" office:value-type="string"><text:p text:style-name="P6"/></table:table-cell></table:table-row><table:table-row table:style-name="Table1.1"><table:table-cell table:style-name="Table1.A3" office:value-type="string"><text:p text:style-name="P15">The overall strategy is appropriate considering the scale of the proposed investigation</text:p></table:table-cell><table:table-cell table:style-name="Table1.A3" office:value-type="string"><text:p text:style-name="P8">9</text:p></table:table-cell></table:table-row><table:table-row table:style-name="Table1.1"><table:table-cell table:style-name="Table1.A4" office:value-type="string"><text:p text:style-name="P27">The research design (if applicable) is clearly explained</text:p></table:table-cell><table:table-cell table:style-name="Table1.A4" office:value-type="string"><text:p text:style-name="P8">9</text:p></table:table-cell></table:table-row><table:table-row table:style-name="Table1.1"><table:table-cell table:style-name="Table1.A2" office:value-type="string"><text:p text:style-name="P14">6. Expected results, originality and impact</text:p></table:table-cell><table:table-cell table:style-name="Table1.A2" office:value-type="string"><text:p text:style-name="P6"/></table:table-cell></table:table-row><table:table-row table:style-name="Table1.1"><table:table-cell table:style-name="Table1.A3" office:value-type="string"><text:p text:style-name="P15">The proposed project is highly original</text:p></table:table-cell><table:table-cell table:style-name="Table1.A3" office:value-type="string"><text:p text:style-name="P8">10</text:p></table:table-cell></table:table-row><table:table-row table:style-name="Table1.1"><table:table-cell table:style-name="Table1.A4" office:value-type="string"><text:p text:style-name="P27">The potential contribution is significant and will advance the field</text:p></table:table-cell><table:table-cell table:style-name="Table1.A4" office:value-type="string"><text:p text:style-name="P8">10</text:p></table:table-cell></table:table-row><table:table-row table:style-name="Table1.1"><table:table-cell table:style-name="Table1.A2" office:value-type="string"><text:p text:style-name="P14">7. Anticipated risks and approach to manage them</text:p></table:table-cell><table:table-cell table:style-name="Table1.A2" office:value-type="string"><text:p text:style-name="P6"/></table:table-cell></table:table-row><table:table-row table:style-name="Table1.1"><table:table-cell table:style-name="Table1.A4" office:value-type="string"><text:p text:style-name="P27">The researcher has considered potential problems and provided contingency plans</text:p></table:table-cell><table:table-cell table:style-name="Table1.A4" office:value-type="string"><text:p text:style-name="P8">10</text:p></table:table-cell></table:table-row><table:table-row table:style-name="Table1.1"><table:table-cell table:style-name="Table1.A2" office:value-type="string"><text:p text:style-name="P14">8. Principal resources required</text:p></table:table-cell><table:table-cell table:style-name="Table1.A2" office:value-type="string"><text:p text:style-name="P6"/></table:table-cell></table:table-row><table:table-row table:style-name="Table1.1"><table:table-cell table:style-name="Table1.A4" office:value-type="string"><text:p text:style-name="P27">The proposed resources are appropriate and justified</text:p></table:table-cell><table:table-cell table:style-name="Table1.A4" office:value-type="string"><text:p text:style-name="P21">10</text:p></table:table-cell></table:table-row><table:table-row table:style-name="Table1.1"><table:table-cell table:style-name="Table1.A2" office:value-type="string"><text:p text:style-name="P14">9. Proposed timeline</text:p></table:table-cell><table:table-cell table:style-name="Table1.A2" office:value-type="string"><text:p text:style-name="P7"/></table:table-cell></table:table-row><table:table-row table:style-name="Table1.1"><table:table-cell table:style-name="Table1.A4" office:value-type="string"><text:p text:style-name="P12"><text:span text:style-name="T4">The </text:span><text:span text:style-name="T3">proposed</text:span><text:span text:style-name="T4"> timeframe is realistic</text:span></text:p></table:table-cell><table:table-cell table:style-name="Table1.A4" office:value-type="string"><text:p text:style-name="P21">8</text:p></table:table-cell></table:table-row></table:table></draw:text-box></draw:frame></text:p>
      <text:p text:style-name="P2">Please explain you scores, pointing out to weaknesses and providing constructive suggestions for improvements (expected length: 15-30 lines). Conclude this section by proving three specific suggestions for improving the proposal.</text:p>
      <text:p text:style-name="P11"/>
      <text:p text:style-name="P31">On my opinion the research proposal presents a very good formating, writing <text:span text:style-name="T5">and references</text:span>. However, the research proposal, not the research itself, <text:span text:style-name="T7">needs</text:span> to be done <text:span text:style-name="T5">mainly relating it with publications and conferences, as well as citations and the innovative part.</text:span></text:p>
      <text:p text:style-name="P29">In other words, in the proposed timeline we can see this properly, there is no space for publication and conferences, and <text:span text:style-name="T7">in fact</text:span> this part is very important for a PhD <text:span text:style-name="T7">research</text:span>, since the proposal does not describes a Post-Doc proposal or permanent position.</text:p>
      <text:p text:style-name="P31"/>
      <text:p text:style-name="P31"><text:soft-page-break/>- *<text:span text:style-name="T5">Maybe the title is too long, it will depend on the other similar researchs. If it is common for this kind of rearch, the score is 10.</text:span></text:p>
      <text:p text:style-name="P33">- In Frontier of Knowledge some articles can pointed to delimit where the frontier of knowledge is currently.</text:p>
      <text:p text:style-name="P31">- <text:span text:style-name="T5">Trigger</text:span> <text:span text:style-name="T5">I think it is very well descripted but, the “” part was done with an idea of summary instead.</text:span></text:p>
      <text:p text:style-name="P31">- <text:span text:style-name="T5">About the Hypothesis part, n research sometimes we write a null hypothesis and a major hypothesis. I don't know until when those three hypothesis (and minor) can be totally clarified in a PhD proposal.</text:span></text:p>
      <text:p text:style-name="P31">- <text:span text:style-name="T5">The timeline part, as described above, putting the publication in the last part perhaps doesnt give time for feedback and improvements from the research community.</text:span></text:p>
      <text:p text:style-name="P35">- <text:span text:style-name="T7">The references were very well cited all over the text.</text:span></text:p>
      <text:p text:style-name="P34"/>
      <text:list xml:id="list225256781307729" text:continue-numbering="true" text:style-name="WWNum20">
        <text:list-item>
          <text:p text:style-name="P18">Form (please answer each of the following questions in 3 to 5 lines) </text:p>
        </text:list-item>
      </text:list>
      <text:list xml:id="list4452845700226674579" text:style-name="WWNum22">
        <text:list-item>
          <text:p text:style-name="P23">Is the vocabulary clear and easy to understand? </text:p>
          <text:p text:style-name="P25">It is very clever, the research actually is very specific and require some knowledge.</text:p>
        </text:list-item>
        <text:list-item>
          <text:p text:style-name="P23">Does the proposal generally exhibit good writing skills: spelling, grammar, syntax, clarity of thought?</text:p>
          <text:p text:style-name="P25">Not at all, very well written.</text:p>
        </text:list-item>
        <text:list-item>
          <text:p text:style-name="P23">Does the proposal suggest good organizational skills?</text:p>
          <text:p text:style-name="P25">In terms of research is good, however from a PhD perspective (time frame) for publications, conferences and time frame I don't know.</text:p>
        </text:list-item>
        <text:list-item>
          <text:p text:style-name="P23">Does the paper project professionalism?</text:p>
          <text:p text:style-name="P24">Yes, it does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fr" fo:country="CA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26:10.554318888</meta:creation-date>
    <meta:editing-duration>PT21M39S</meta:editing-duration>
    <meta:editing-cycles>3</meta:editing-cycles>
    <meta:generator>LibreOffice/4.2.8.2$Linux_X86_64 LibreOffice_project/420m0$Build-2</meta:generator>
    <dc:date>2015-12-02T22:52:55.277437721</dc:date>
    <meta:document-statistic meta:table-count="1" meta:image-count="0" meta:object-count="0" meta:page-count="2" meta:paragraph-count="60" meta:word-count="568" meta:character-count="3476" meta:non-whitespace-character-count="2974"/>
  </office:meta>
</office:document-meta>
</file>